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FreeSerif" svg:font-family="Free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2" style:master-page-name="MP0" style:family="paragraph">
      <style:paragraph-properties fo:break-before="page"/>
    </style:style>
    <style:style style:name="P2" style:parent-style-name="Textbody" style:family="paragraph">
      <style:paragraph-properties fo:line-height="100%"/>
    </style:style>
  </office:automatic-styles>
  <office:body>
    <office:text text:use-soft-page-breaks="true">
      <text:h text:style-name="P1" text:outline-level="2">Rosen Tenov</text:h>
      <text:h text:style-name="Heading3" text:outline-level="3">Sprint 1</text:h>
      <text:p text:style-name="P2">I participated in the planning and prioritizing the tasks for designing a computer system for restaurant “Antons skafferi”. It would embrace creating an app,<text:s/>website, work schedule and backend databases. Participated during the meeting with the client and requirements capturing and analyzing. Then we did group discussions for implementing them in the future computer system.<text:s/></text:p>
      <text:h text:style-name="Heading3" text:outline-level="3">Sprint 2</text:h>
      <text:p text:style-name="Standard">Participated in<text:s/>other meeting with the client and<text:s/>group discussion when setting the tasks and dividing the team into three parts – app, web and backend. Chose to take part in the backend group for designing and implementing API and database. I took part in creating Relation model with appropriate datatypes and ER diagram for the database. Investigated how to create API requests to database using Postman.</text:p>
      <text:p text:style-name="Standard">I wrote the parts of lab 2 regarding unified process and agile development and how we implement them in our project. They are to be included in the final report.</text:p>
      <text:p text:style-name="Standard"/>
      <text:h text:style-name="Heading3" text:outline-level="3">Sprint 3</text:h>
      <text:p text:style-name="Standard">asd</text:p>
      <text:h text:style-name="Heading3" text:outline-level="3">Sprint 4</text:h>
      <text:p text:style-name="Standard">Asd</text:p>
      <text:h text:style-name="Heading3" text:outline-level="3">Sprint 5</text:h>
      <text:p text:style-name="Standard">Asd</text:p>
      <text:h text:style-name="Heading3" text:outline-level="3">Sprint n</text:h>
      <text:p text:style-name="Standard">Asd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FreeSerif" svg:font-family="FreeSerif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FreeSans" fo:font-weight="bold" style:font-weight-asian="bold" style:font-weight-complex="bold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FreeSans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FreeSerif" style:font-name-asian="FreeSerif" style:font-name-complex="FreeSerif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Subtitle" style:display-name="Subtitle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 s</dc:creator>
    <meta:creation-date>2017-10-20T23:40:00Z</meta:creation-date>
    <dc:date>2020-02-15T08:56:00Z</dc:date>
    <meta:template xlink:href="Normal.dotm" xlink:type="simple"/>
    <meta:editing-cycles>14</meta:editing-cycles>
    <meta:editing-duration>PT21120S</meta:editing-duration>
    <meta:document-statistic meta:page-count="1" meta:paragraph-count="2" meta:word-count="153" meta:character-count="1029" meta:row-count="7" meta:non-whitespace-character-count="878"/>
  </office:meta>
</office:document-meta>
</file>